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2000001388FEC0C7C638359A1.png" manifest:media-type="image/png"/>
  <manifest:file-entry manifest:full-path="Pictures/10000819000021550000204355FF4C62CDA718D5.svg" manifest:media-type="image/svg+xml"/>
  <manifest:file-entry manifest:full-path="Pictures/100002010000020000000200BB0EB6A0B2D992DB.png" manifest:media-type="image/png"/>
  <manifest:file-entry manifest:full-path="Pictures/10000201000002000000020031D20B7D9EA6E111.png" manifest:media-type="image/png"/>
  <manifest:file-entry manifest:full-path="Pictures/10000201000002000000020014C1D9710C3599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9.18cm" fo:min-width="8.9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gradient" draw:fill-gradient-name="Pastel_20_Bouquet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3cm" svg:height="9.4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988cm" svg:height="9.668cm" svg:x="0.664cm" svg:y="0.857cm">
          <draw:image xlink:href="Pictures/10000819000021550000204355FF4C62CDA718D5.svg" xlink:type="simple" xlink:show="embed" xlink:actuate="onLoad" loext:mime-type="image/svg+xml">
            <text:p/>
          </draw:image>
          <draw:image xlink:href="Pictures/1000020100000142000001388FEC0C7C638359A1.png" xlink:type="simple" xlink:show="embed" xlink:actuate="onLoad" loext:mime-type="image/png"/>
        </draw:frame>
        <draw:frame draw:style-name="gr2" draw:text-style-name="P2" draw:layer="layout" svg:width="2.318cm" svg:height="2.318cm" svg:x="6.81cm" svg:y="7.191cm">
          <draw:image xlink:href="Pictures/10000201000002000000020031D20B7D9EA6E111.png" xlink:type="simple" xlink:show="embed" xlink:actuate="onLoad" loext:mime-type="image/png">
            <text:p/>
          </draw:image>
        </draw:frame>
        <draw:frame draw:style-name="gr2" draw:text-style-name="P2" draw:layer="layout" svg:width="2.667cm" svg:height="2.667cm" svg:x="2.016cm" svg:y="6.969cm">
          <draw:image xlink:href="Pictures/10000201000002000000020014C1D9710C35993B.png" xlink:type="simple" xlink:show="embed" xlink:actuate="onLoad" loext:mime-type="image/png">
            <text:p/>
          </draw:image>
        </draw:frame>
        <draw:frame draw:style-name="gr2" draw:text-style-name="P2" draw:layer="layout" svg:width="2.667cm" svg:height="2.667cm" svg:x="4.302cm" svg:y="3.032cm">
          <draw:image xlink:href="Pictures/100002010000020000000200BB0EB6A0B2D992DB.png" xlink:type="simple" xlink:show="embed" xlink:actuate="onLoad" loext:mime-type="image/png">
            <text:p/>
          </draw:image>
        </draw:frame>
        <draw:frame draw:style-name="gr3" draw:text-style-name="P4" draw:layer="layout" svg:width="4.318cm" svg:height="1.016cm" svg:x="3.54cm" svg:y="2.524cm">
          <draw:text-box>
            <text:p text:style-name="P3">Exploratory</text:p>
          </draw:text-box>
        </draw:frame>
        <draw:frame draw:style-name="gr3" draw:text-style-name="P4" draw:layer="layout" svg:width="4.318cm" svg:height="1.016cm" svg:x="1.127cm" svg:y="6.17cm">
          <draw:text-box>
            <text:p text:style-name="P3">Explanatory</text:p>
          </draw:text-box>
        </draw:frame>
        <draw:frame draw:style-name="gr3" draw:text-style-name="P4" draw:layer="layout" svg:width="4.318cm" svg:height="1.016cm" svg:x="5.826cm" svg:y="6.17cm">
          <draw:text-box>
            <text:p text:style-name="P3">Descripti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21:34:18.991000000</meta:creation-date>
    <dc:title>BASV316 Book Figure</dc:title>
    <meta:editing-duration>PT8M12S</meta:editing-duration>
    <meta:editing-cycles>2</meta:editing-cycles>
    <meta:generator>LibreOffice/6.2.3.2$Windows_X86_64 LibreOffice_project/aecc05fe267cc68dde00352a451aa867b3b546ac</meta:generator>
    <meta:initial-creator>George Self</meta:initial-creator>
    <dc:date>2019-09-11T21:42:30.801000000</dc:date>
    <dc:creator>George Self</dc:creator>
    <meta:document-statistic meta:object-count="8"/>
    <meta:template xlink:type="simple" xlink:actuate="onRequest" xlink:title="BASV316 Book Figure" xlink:href="file:///C:/Users/gself/Google%20Drive/Libre%20Office/MySettings/template/BASV316%20Book%20Figure.otg" meta:date="2019-09-11T21:34:18.765000000"/>
  </office:meta>
</office:document-meta>
</file>